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5cm" fo:margin-bottom="0cm" fo:text-align="start"/>
    </style:style>
    <style:style style:name="P8" style:family="paragraph">
      <style:paragraph-properties fo:margin-top="0.5cm" fo:margin-bottom="0cm" style:writing-mode="lr-tb"/>
      <style:text-properties fo:font-weight="bold" style:font-weight-asian="bold" style:font-weight-complex="bold"/>
    </style:style>
    <style:style style:name="P9" style:family="paragraph">
      <style:paragraph-properties style:writing-mode="lr-tb"/>
      <style:text-properties fo:font-size="21.3999996185303pt" fo:font-weight="bold" style:font-size-asian="21.3999996185303pt" style:font-weight-asian="bold" style:font-size-complex="21.3999996185303pt" style:font-weight-complex="bold"/>
    </style:style>
    <style:style style:name="P10" style:family="paragraph">
      <style:paragraph-properties fo:margin-top="0.5cm" fo:margin-bottom="0cm" style:writing-mode="lr-tb"/>
      <style:text-properties fo:font-size="21.3999996185303pt" fo:font-weight="bold" style:font-size-asian="21.3999996185303pt" style:font-weight-asian="bold" style:font-size-complex="21.3999996185303pt" style:font-weight-complex="bold"/>
    </style:style>
    <style:style style:name="P11" style:family="paragraph">
      <loext:graphic-properties draw:fill-color="#ffffff"/>
    </style:style>
    <style:style style:name="P12" style:family="paragraph">
      <style:text-properties fo:font-weight="bold" style:font-weight-asian="bold" style:font-weight-complex="bold"/>
    </style:style>
    <style:style style:name="T1" style:family="text">
      <style:text-properties fo:color="#ffff00" loext:opacity="100%"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f10d0c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f10d0c" loext:opacity="100%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0080" loext:opacity="100%" fo:font-weight="bold" style:font-weight-asian="bold" style:font-weight-complex="bold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00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weight="bold" fo:background-color="#77bc65" style:font-weight-asian="bold" style:font-weight-complex="bold"/>
    </style:style>
    <style:style style:name="T18" style:family="text">
      <style:text-properties fo:font-weight="bold" fo:background-color="#ea7500" style:font-weight-asian="bold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ff00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weight="bold" fo:background-color="transparent" style:font-weight-asian="bold" style:font-weight-complex="bold"/>
    </style:style>
    <style:style style:name="T23" style:family="text">
      <style:text-properties fo:color="#c9211e" loext:opacity="100%" fo:font-weight="bold" style:font-weight-asian="bold" style:font-weight-complex="bold"/>
    </style:style>
    <style:style style:name="T24" style:family="text">
      <style:text-properties fo:font-size="21.3999996185303pt" fo:font-weight="bold" style:font-size-asian="21.3999996185303pt" style:font-weight-asian="bold" style:font-size-complex="21.3999996185303pt" style:font-weight-complex="bold"/>
    </style:style>
    <style:style style:name="T25" style:family="text">
      <style:text-properties fo:font-size="21.3999996185303pt" fo:font-weight="normal" style:font-size-asian="21.3999996185303pt" style:font-weight-asian="normal" style:font-size-complex="21.3999996185303pt" style:font-weight-complex="normal"/>
    </style:style>
    <style:style style:name="T26" style:family="text">
      <style:text-properties fo:background-color="#77bc65"/>
    </style:style>
    <style:style style:name="T27" style:family="text">
      <style:text-properties fo:background-color="#b7b3ca"/>
    </style:style>
    <style:style style:name="T28" style:family="text">
      <style:text-properties fo:background-color="#b47804"/>
    </style:style>
    <style:style style:name="T29" style:family="text">
      <style:text-properties fo:font-weight="bold" fo:background-color="#b47804" style:font-weight-asian="bold" style:font-weight-complex="bold"/>
    </style:style>
    <style:style style:name="T30" style:family="text">
      <style:text-properties fo:font-weight="bold" fo:background-color="#b7b3ca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Pyt</text:span><text:span text:style-name="T2">hon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Level high programming language:</text:p>
            <text:p text:style-name="P2"/>
            <text:list text:style-name="L1">
              <text:list-item>
                <text:p text:style-name="P2">Multi-paradigm (mainly oriented to objects)</text:p>
              </text:list-item>
              <text:list-item>
                <text:p text:style-name="P2">Dynamic Typing</text:p>
              </text:list-item>
              <text:list-item>
                <text:p text:style-name="P2">Interpreted</text:p>
              </text:list-item>
              <text:list-item>
                <text:p text:style-name="P2">Easy to use</text:p>
              </text:list-item>
              <text:list-item>
                <text:p text:style-name="P2"><text:span text:style-name="T3">Low efficienc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<text:span text:style-name="T1">Dates</text:span><text:span text:style-name="T4"> </text:span><text:span text:style-name="T2">Type</text:span><text:span text:style-name="T5">: </text:span><text:span text:style-name="T6">Unstructured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><text:span text:style-name="T7">Variables or parameters with an unique value </text:span></text:p>
            <text:p><text:span text:style-name="T7"/></text:p>
            <text:list text:style-name="L2">
              <text:list-item>
                <text:p><text:span text:style-name="T4">Integer</text:span>: <text:s/>1, 100, 353</text:p>
              </text:list-item>
              <text:list-item>
                <text:p><text:span text:style-name="T4">Float</text:span>: <text:s text:c="4"/>0.5, 3.1213</text:p>
              </text:list-item>
              <text:list-item>
                <text:p><text:span text:style-name="T4">String: <text:s text:c="2"/></text:span><text:span text:style-name="T8">‘</text:span><text:span text:style-name="T7">P</text:span><text:span text:style-name="T8">’</text:span><text:span text:style-name="T7">, </text:span><text:span text:style-name="T8">“</text:span><text:span text:style-name="T7">a</text:span><text:span text:style-name="T8">”</text:span><text:span text:style-name="T9">,</text:span><text:span text:style-name="T8"> ‘</text:span><text:span text:style-name="T9">1</text:span><text:span text:style-name="T8">’</text:span><text:span text:style-name="T9">,</text:span><text:span text:style-name="T8"> “</text:span><text:span text:style-name="T5">@</text:span><text:span text:style-name="T8">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<text:span text:style-name="T1">Dates</text:span><text:span text:style-name="T4"> </text:span><text:span text:style-name="T2">Type</text:span><text:span text:style-name="T5">: </text:span><text:span text:style-name="T6">Structured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><text:span text:style-name="T7">Variables or parameters with several values:</text:span></text:p>
            <text:list text:style-name="L2">
              <text:list-item>
                <text:p><text:span text:style-name="T4">String’s Chains</text:span>: ‘Python’, “pRogrAm 2 @”</text:p>
              </text:list-item>
              <text:list-item>
                <text:p><text:span text:style-name="T4">List: </text:span><text:span text:style-name="T7">[‘a’, ‘bc’, 1, 1.0]</text:span></text:p>
              </text:list-item>
              <text:list-item>
                <text:p text:style-name="P6"><text:span text:style-name="T10">Tuple: </text:span><text:span text:style-name="T11">(‘a’, ‘bc’, 1, 1.0), <text:s/></text:span><text:span text:style-name="T7">‘a’, ‘bc’, 1, 1.0</text:span></text:p>
              </text:list-item>
              <text:list-item>
                <text:p text:style-name="P6"><text:span text:style-name="T4">Dictionary: </text:span><text:span text:style-name="T7">{‘a’: 1, 2: [1, 1.0]}, {“</text:span><text:span text:style-name="T1">key</text:span><text:span text:style-name="T7">”:”</text:span><text:span text:style-name="T2">value</text:span><text:span text:style-name="T7">”}</text:span></text:p>
              </text:list-item>
              <text:list-item>
                <text:p text:style-name="P6"><text:span text:style-name="T4">Set</text:span><text:span text:style-name="T7">: {‘a’, ‘bc’, “de”}</text:span></text:p>
              </text:list-item>
              <text:list-item>
                <text:p text:style-name="P6"><text:span text:style-name="T4">Booleanos:</text:span><text:span text:style-name="T7"> <text:s/>True, Fals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5"><text:span text:style-name="T12">Dates</text:span><text:span text:style-name="T13"> </text:span><text:span text:style-name="T14">Type</text:span><text:span text:style-name="T15">: </text:span><text:span text:style-name="T16">Structured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List</text:span></text:p>
              </text:list-item>
            </text:list>
            <text:p text:style-name="P7"><text:span text:style-name="T11">a = [1, 3.2, ‘a’, “bc”]</text:span><text:span text:style-name="T10"> </text:span><text:span text:style-name="T17">MUTABLE</text:span></text:p>
            <text:list text:continue-numbering="true" text:style-name="L2">
              <text:list-item>
                <text:p><text:span text:style-name="T4">Tuple </text:span></text:p>
              </text:list-item>
            </text:list>
            <text:p><text:span text:style-name="T7">a = (1, 3.2, ‘a’, “bc”) </text:span><text:span text:style-name="T18">IMMUTABLE</text:span></text:p>
            <text:list text:continue-numbering="true" text:style-name="L2">
              <text:list-item>
                <text:p><text:span text:style-name="T4">Dictionary</text:span></text:p>
              </text:list-item>
            </text:list>
            <text:p text:style-name="P7"><text:span text:style-name="T19">{k1: v1, k2: v2, <text:s/>…}</text:span><text:span text:style-name="T20"> </text:span><text:span text:style-name="T21">if k1 = k2</text:span><text:span text:style-name="T10"> </text:span><text:span text:style-name="T11">{k1: v2}</text:span><text:span text:style-name="T10"> </text:span><text:span text:style-name="T17">MUTABLE</text:span></text:p>
            <text:list text:continue-numbering="true" text:style-name="L2">
              <text:list-item>
                <text:p text:style-name="P2"><text:span text:style-name="T22">Set</text:span></text:p>
              </text:list-item>
            </text:list>
            <text:p text:style-name="P7"><text:span text:style-name="T11">{v1, v2, <text:s/>…}</text:span><text:span text:style-name="T10"> </text:span><text:span text:style-name="T21">if v1 = v2</text:span><text:span text:style-name="T10"> </text:span><text:span text:style-name="T11">{v2}</text:span><text:span text:style-name="T10"> </text:span><text:span text:style-name="T17">MUTABLE</text:span></text:p>
            <text:list text:continue-numbering="true" text:style-name="L2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<text:span text:style-name="T1">Binary</text:span><text:span text:style-name="T4"> </text:span><text:span text:style-name="T2">Operations: </text:span><text:span text:style-name="T23">Numbers</text:span></text:p>
          </draw:text-box>
        </draw:frame>
        <draw:frame presentation:style-name="pr4" draw:text-style-name="P4" draw:layer="layout" svg:width="9.395cm" svg:height="9.134cm" svg:x="1.6cm" svg:y="3.685cm" presentation:class="outline" presentation:user-transformed="true">
          <draw:text-box>
            <text:list text:style-name="L2">
              <text:list-item>
                <text:p text:style-name="P4"><text:span text:style-name="T4">Sum</text:span></text:p>
                <text:p text:style-name="P4"><text:span text:style-name="T7">2 + 1 = 3, 2. + 1 = 3.</text:span></text:p>
              </text:list-item>
              <text:list-item>
                <text:p text:style-name="P4"><text:span text:style-name="T4">Rest</text:span></text:p>
                <text:p text:style-name="P8"><text:span text:style-name="T7">2 - 1 = 3, 2. - 1 = 1.</text:span></text:p>
              </text:list-item>
              <text:list-item>
                <text:p text:style-name="P8"><text:span text:style-name="T4">Product</text:span></text:p>
                <text:p text:style-name="P8"><text:span text:style-name="T7">2 * 1 = 2, 2 * 1. = 2.</text:span></text:p>
              </text:list-item>
              <text:list-item>
                <text:p text:style-name="P8"><text:span text:style-name="T4">Division</text:span></text:p>
                <text:p text:style-name="P8"><text:span text:style-name="T7">2 / 1 = 2., <text:s/>2 / 1. = 2.</text:span></text:p>
                <text:p text:style-name="P8"><text:span text:style-name="T7"/></text:p>
                <text:p text:style-name="P8"><text:span text:style-name="T7"/></text:p>
              </text:list-item>
            </text:list>
          </draw:text-box>
        </draw:frame>
        <draw:frame presentation:style-name="pr4" draw:text-style-name="P9" draw:layer="layout" svg:width="9.395cm" svg:height="10.404cm" svg:x="15.24cm" svg:y="3.566cm" presentation:class="outline" presentation:user-transformed="true">
          <draw:text-box>
            <text:list text:style-name="L2">
              <text:list-item>
                <text:p text:style-name="P9"><text:span text:style-name="T24">Power</text:span></text:p>
                <text:p text:style-name="P9"><text:span text:style-name="T25">2**1 = 1</text:span></text:p>
                <text:p text:style-name="P9"><text:span text:style-name="T25">2**1. = 2, 2.**1 = 2.</text:span></text:p>
              </text:list-item>
              <text:list-item>
                <text:p text:style-name="P9"><text:span text:style-name="T24">Module</text:span></text:p>
                <text:p text:style-name="P9"><text:span text:style-name="T25">2 % 2 = 0</text:span></text:p>
                <text:p text:style-name="P9"><text:span text:style-name="T25">3 % 2 = 1, <text:s/>3. % 2 = 1.0</text:span></text:p>
              </text:list-item>
              <text:list-item>
                <text:p text:style-name="P9"><text:span text:style-name="T24">Floor Division</text:span></text:p>
                <text:p text:style-name="P9"><text:span text:style-name="T25">3. // 2. = 1</text:span></text:p>
                <text:p text:style-name="P10"><text:span text:style-name="T25"/></text:p>
                <text:p text:style-name="P10"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<text:span text:style-name="T1">Binary</text:span><text:span text:style-name="T4"> </text:span><text:span text:style-name="T2">Operations: </text:span><text:span text:style-name="T23">Priority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/><text:span text:style-name="T26">**</text:span></text:p>
              </text:list-item>
              <text:list-item>
                <text:p><text:s/><text:span text:style-name="T27">*</text:span> <text:s text:c="2"/><text:span text:style-name="T27">/</text:span> <text:s text:c="3"/><text:span text:style-name="T27">//</text:span> <text:s text:c="2"/><text:span text:style-name="T27">%</text:span> </text:p>
              </text:list-item>
              <text:list-item>
                <text:p><text:s/><text:span text:style-name="T28">+</text:span> <text:s/><text:span text:style-name="T28">-</text:span></text:p>
              </text:list-item>
            </text:list>
            <text:p>Equal Level from <text:span text:style-name="T4">Left</text:span> to <text:span text:style-name="T4">Right</text:span></text:p>
            <text:p text:style-name="P5"><text:span text:style-name="T4">2 </text:span><text:span text:style-name="T29">+</text:span><text:span text:style-name="T4"> 3 </text:span><text:span text:style-name="T29">–</text:span><text:span text:style-name="T4"> 1 </text:span><text:span text:style-name="T30">*</text:span><text:span text:style-name="T4"> 4 </text:span><text:span text:style-name="T30">//</text:span><text:span text:style-name="T4"> 2 </text:span><text:span text:style-name="T30">*</text:span><text:span text:style-name="T4"> 2</text:span><text:span text:style-name="T17">**</text:span><text:span text:style-name="T4">2 = -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<text:span text:style-name="T1">Binary</text:span><text:span text:style-name="T4"> </text:span><text:span text:style-name="T2">Operations: </text:span><text:span text:style-name="T23">Strings</text:span>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list text:style-name="L2">
              <text:list-item>
                <text:p text:style-name="P12"><text:span text:style-name="T4">Sum/Concatenation</text:span></text:p>
                <text:p text:style-name="P12"><text:span text:style-name="T7">“</text:span><text:span text:style-name="T7">a” + “bc” = “abc”, <text:s/>“bc” + “a” = “bca”</text:span></text:p>
                <text:p text:style-name="P12"><text:span text:style-name="T7"/></text:p>
              </text:list-item>
              <text:list-item>
                <text:p text:style-name="P12"><text:span text:style-name="T4">Product/Replication</text:span></text:p>
                <text:p text:style-name="P12"><text:span text:style-name="T7">“</text:span><text:span text:style-name="T7">a” * 2 = “aa”, <text:s/>“bc” * 3 = “bcbcbc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7T22:40:12.208330138</meta:creation-date>
    <dc:date>2024-02-09T15:39:39.040166678</dc:date>
    <meta:editing-duration>PT28M46S</meta:editing-duration>
    <meta:editing-cycles>9</meta:editing-cycles>
    <meta:generator>LibreOffice/7.3.7.2$Linux_X86_64 LibreOffice_project/30$Build-2</meta:generator>
    <meta:document-statistic meta:object-count="50"/>
  </office:meta>
</office:document-meta>
</file>